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4ffae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f89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f89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50f89e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4dd2ed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4dd2e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18474" officeooo:paragraph-rsid="0051847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6edbf" officeooo:paragraph-rsid="004dd2ed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dd2e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e294" officeooo:paragraph-rsid="0051e294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1e29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48db67" style:font-size-asian="12pt" style:font-size-complex="12pt"/>
    </style:style>
    <style:style style:name="T24" style:family="text">
      <style:text-properties style:font-name="DejaVu Sans Condensed" fo:font-size="12pt" officeooo:rsid="0051bf54" style:font-size-asian="12pt" style:font-size-complex="12pt"/>
    </style:style>
    <style:style style:name="T25" style:family="text">
      <style:text-properties style:font-name="DejaVu Sans Condensed" fo:font-size="12pt" officeooo:rsid="004f8940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8db67" style:font-weight-asian="bold" style:font-weight-complex="bold"/>
    </style:style>
    <style:style style:name="T28" style:family="text">
      <style:text-properties fo:font-weight="bold" officeooo:rsid="004d8c4e" style:font-weight-asian="bold" style:font-weight-complex="bold"/>
    </style:style>
    <style:style style:name="T29" style:family="text">
      <style:text-properties officeooo:rsid="0048db67"/>
    </style:style>
    <style:style style:name="T30" style:family="text">
      <style:text-properties officeooo:rsid="004c9c31"/>
    </style:style>
    <style:style style:name="T31" style:family="text">
      <style:text-properties officeooo:rsid="0053a4f3"/>
    </style:style>
    <style:style style:name="T32" style:family="text">
      <style:text-properties officeooo:rsid="0035db3e"/>
    </style:style>
    <style:style style:name="T33" style:family="text">
      <style:text-properties officeooo:rsid="00518474"/>
    </style:style>
    <style:style style:name="T3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32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12">5</text:span><text:span text:style-name="T13">0</text:span><text:span text:style-name="T21">0</text:span><text:span text:style-name="T9"> - </text:span><text:span text:style-name="T7">A/G</text:span><text:span text:style-name="T8"> - </text:span><text:span text:style-name="T14">G</text:span><text:span text:style-name="T21">eneral HOTAS flow</text:span></text:p>
      <text:p text:style-name="P6"/>
      <text:p text:style-name="P5">Fence in (switches on lower left instrument panel):</text:p>
      <text:list text:style-name="L1">
        <text:list-item>
          <text:p text:style-name="P13"><text:span text:style-name="T7">M</text:span><text:span text:style-name="T15">ASTER ARM</text:span><text:span text:style-name="T3"> ... </text:span><text:span text:style-name="T15">ARM</text:span></text:p>
        </text:list-item>
        <text:list-item>
          <text:p text:style-name="P17">GUN PAC ... ARM</text:p>
        </text:list-item>
        <text:list-item>
          <text:p text:style-name="P17">LASER ... ARM</text:p>
        </text:list-item>
        <text:list-item>
          <text:p text:style-name="P18">TGP ... ARM</text:p>
        </text:list-item>
      </text:list>
      <text:p text:style-name="P1"/>
      <text:p text:style-name="P27"><text:span text:style-name="T14"/></text:p>
      <text:p text:style-name="P28"><text:span text:style-name="T27">W</text:span><text:span text:style-name="T26">IP</text:span></text:p>
      <text:p text:style-name="P28"><text:span text:style-name="T34"/></text:p>
      <text:p text:style-name="P28">When HUD is SOI, Middle Finger Hat left/right cycles weap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21T11:29:03.435000000</dc:date>
    <meta:editing-duration>P23DT5H58M49S</meta:editing-duration>
    <meta:editing-cycles>5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4" meta:word-count="62" meta:character-count="272" meta:non-whitespace-character-count="228"/>
  </office:meta>
</office:document-meta>
</file>